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cm" svg:height="1cm" svg:x="4cm" svg:y="5cm">
          <text:p text:style-name="P1"><text:span text:style-name="T1">HO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1cm" svg:x="15cm" svg:y="5cm">
          <text:p text:style-name="P1"><text:span text:style-name="T1">READY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5.75cm" svg:y1="5cm" svg:x2="16.75cm" svg:y2="5cm" draw:start-shape="id1" draw:start-glue-point="0" draw:end-shape="id2" draw:end-glue-point="0" svg:d="m5750 5000c0-751 11000-751 11000 0">
          <text:p text:style-name="P1"><text:span text:style-name="T1">MasterSMHoldTimeout</text:span></text:p>
          <text:p text:style-name="P1"><text:span text:style-name="T1">+ relative </text:span></text:p>
          <text:p text:style-name="P1"><text:span text:style-name="T1">Reconfigure</text:span></text:p>
        </draw:connector>
        <draw:connector draw:style-name="gr2" draw:text-style-name="P2" draw:layer="layout" draw:type="curve" draw:line-skew="15.749cm" svg:x1="16.75cm" svg:y1="6cm" svg:x2="5.75cm" svg:y2="6cm" draw:start-shape="id2" draw:start-glue-point="2" draw:end-shape="id1" draw:end-glue-point="2" svg:d="m16750 6000c0 24375-11000 24375-11000 0">
          <text:p text:style-name="P1"><text:span text:style-name="T1">MasterSMAllReconfig</text:span></text:p>
          <text:p text:style-name="P1"><text:span text:style-name="T1">MasterSMPartialReconfig</text:span></text:p>
          <text:p text:style-name="P1"><text:span text:style-name="T1">MasterSMMasterReconfig</text:span></text:p>
          <text:p text:style-name="P1"><text:span text:style-name="T1">MasterSMBatchHold</text:span></text:p>
        </draw:connector>
        <draw:connector draw:style-name="gr2" draw:text-style-name="P2" draw:layer="layout" draw:type="curve" draw:line-skew="5.312cm -2.132cm" svg:x1="5.75cm" svg:y1="6cm" svg:x2="4cm" svg:y2="5.5cm" draw:start-shape="id1" draw:start-glue-point="2" draw:end-shape="id1" draw:end-glue-point="3" svg:d="m5750 6000c0 8719-2192 7266-3617 4962s-2082-5462 1867-5462">
          <text:p text:style-name="P1"><text:span text:style-name="T1">MasterSMAllReconfig</text:span></text:p>
          <text:p text:style-name="P1"><text:span text:style-name="T1">MasterSMPartialReconfig</text:span></text:p>
          <text:p text:style-name="P1"><text:span text:style-name="T1">MasterSMMasterReconfig</text:span></text:p>
          <text:p text:style-name="P1"><text:span text:style-name="T1">MasterSMBatchHol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Grant</meta:initial-creator>
    <meta:creation-date>2011-10-10T11:47:01</meta:creation-date>
    <meta:generator>LibreOffice/3.5$Linux_X86_64 LibreOffice_project/350m1$Build-2</meta:generator>
    <dc:date>2012-10-12T14:31:34</dc:date>
    <dc:creator>Matthew Grant</dc:creator>
    <meta:editing-duration>PT7H15M43S</meta:editing-duration>
    <meta:editing-cycles>14</meta:editing-cycles>
    <meta:printed-by>Matthew Grant</meta:printed-by>
    <meta:print-date>2011-10-10T12:01:48</meta:print-date>
    <meta:document-statistic meta:object-count="5"/>
  </office:meta>
</office:document-meta>
</file>